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4653in"/>
    </style:style>
    <style:style style:name="Table1.B" style:family="table-column">
      <style:table-column-properties style:column-width="2.2243in"/>
    </style:style>
    <style:style style:name="Table1.C" style:family="table-column">
      <style:table-column-properties style:column-width="1.6424in"/>
    </style:style>
    <style:style style:name="Table1.D" style:family="table-column">
      <style:table-column-properties style:column-width="1.5931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fo:font-weight="bold" officeooo:paragraph-rsid="000829f0" style:font-weight-asian="bold"/>
    </style:style>
    <style:style style:name="P3" style:family="paragraph" style:parent-style-name="Standard">
      <style:text-properties fo:font-weight="bold" officeooo:paragraph-rsid="000829f0" style:font-weight-asian="bold" style:font-weight-complex="bold"/>
    </style:style>
    <style:style style:name="P4" style:family="paragraph" style:parent-style-name="Standard">
      <style:text-properties officeooo:paragraph-rsid="000829f0"/>
    </style:style>
    <style:style style:name="P5" style:family="paragraph" style:parent-style-name="Text_20_body">
      <style:paragraph-properties fo:margin-top="0in" fo:margin-bottom="0in" style:contextual-spacing="false"/>
    </style:style>
    <style:style style:name="P6" style:family="paragraph" style:parent-style-name="Text_20_body">
      <style:paragraph-properties fo:text-align="center" style:justify-single-word="false"/>
      <style:text-properties officeooo:paragraph-rsid="0021240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>
      <style:text-properties fo:font-size="12pt" officeooo:rsid="00134383" style:font-size-asian="12pt" style:font-size-complex="12pt"/>
    </style:style>
    <style:style style:name="T6" style:family="text">
      <style:text-properties fo:font-size="12pt" officeooo:rsid="0019d3d4" style:font-size-asian="12pt" style:font-size-complex="12pt"/>
    </style:style>
    <style:style style:name="T7" style:family="text">
      <style:text-properties fo:font-size="12pt" officeooo:rsid="00233f02" style:font-size-asian="12pt" style:font-size-complex="12pt"/>
    </style:style>
    <style:style style:name="T8" style:family="text">
      <style:text-properties fo:font-size="12pt" officeooo:rsid="00252f5c" style:font-size-asian="12pt" style:font-size-complex="12pt"/>
    </style:style>
    <style:style style:name="T9" style:family="text">
      <style:text-properties officeooo:rsid="0010d0c6"/>
    </style:style>
    <style:style style:name="T10" style:family="text">
      <style:text-properties officeooo:rsid="001391b1"/>
    </style:style>
    <style:style style:name="T11" style:family="text">
      <style:text-properties officeooo:rsid="001cc876"/>
    </style:style>
    <style:style style:name="T12" style:family="text">
      <style:text-properties officeooo:rsid="00252f5c"/>
    </style:style>
    <style:style style:name="T13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4"><text:span text:style-name="T1">Materia: <text:tab/><text:tab/>T</text:span><text:span text:style-name="T2">erminología Especializada en Documentos de Tecnología e Ingeniería</text:span></text:p>
      <text:p text:style-name="P3">Curso:<text:tab/><text:tab/><text:tab/>IT062<text:span text:style-name="T9">7</text:span></text:p>
      <text:p text:style-name="P4"><text:span text:style-name="T1">Licenciatura: <text:tab/>I</text:span><text:span text:style-name="T2">nterpretación y Traduccíón</text:span></text:p>
      <text:p text:style-name="P2">Horario:<text:tab/><text:tab/>Jueves 16:00 – 19:00</text:p>
      <text:p text:style-name="P2">Grupo:<text:tab/><text:tab/>6A<text:span text:style-name="T11">2</text:span></text:p>
      <text:p text:style-name="P2"/>
      <text:p text:style-name="P6"><text:span text:style-name="Strong_20_Emphasis"><text:span text:style-name="T3">HW_</text:span></text:span><text:span text:style-name="Strong_20_Emphasis"><text:span text:style-name="T5">0</text:span></text:span><text:span text:style-name="Strong_20_Emphasis"><text:span text:style-name="T7">6</text:span></text:span><text:span text:style-name="Strong_20_Emphasis"><text:span text:style-name="T6">.1 </text:span></text:span><text:span text:style-name="Strong_20_Emphasis"><text:span text:style-name="T8">Tech, Document Summary, Translation, and Vocab</text:span></text:span><text:span text:style-name="Strong_20_Emphasis"><text:span text:style-name="T3"> Rubric </text:span></text:span><text:span text:style-name="Strong_20_Emphasis"><text:span text:style-name="T4">(convert to 10 point scale)</text:span></text:span></text:p>
      <text:section text:style-name="Sect1" text:name="md-content-197292232">
        <text:section text:style-name="Sect1" text:name="md-content-205917956">
          <text:section text:style-name="Sect1" text:name="md-content-216499311">
            <text:p text:style-name="Standard"/>
            <text:section text:style-name="Sect1" text:name="md-content-253960772">
              <text:section text:style-name="Sect1" text:name="md-content-275392250">
                <table:table table:name="Table1" table:style-name="Table1">
                  <table:table-column table:style-name="Table1.A"/>
                  <table:table-column table:style-name="Table1.B"/>
                  <table:table-column table:style-name="Table1.C"/>
                  <table:table-column table:style-name="Table1.D"/>
                  <table:table-header-rows>
                    <table:table-row>
                      <table:table-cell table:style-name="Table1.A1" office:value-type="string">
                        <text:p text:style-name="Table_20_Heading">Criteria</text:p>
                      </table:table-cell>
                      <table:table-cell table:style-name="Table1.A1" office:value-type="string">
                        <text:p text:style-name="Table_20_Heading">3 Points (Excellent)</text:p>
                      </table:table-cell>
                      <table:table-cell table:style-name="Table1.A1" office:value-type="string">
                        <text:p text:style-name="Table_20_Heading">2 Points (Satisfactory)</text:p>
                      </table:table-cell>
                      <table:table-cell table:style-name="Table1.A1" office:value-type="string">
                        <text:p text:style-name="Table_20_Heading">1 Point (Needs Improvement)</text:p>
                      </table:table-cell>
                    </table:table-row>
                  </table:table-header-rows>
                  <table:table-row>
                    <table:table-cell table:style-name="Table1.A1" office:value-type="string">
                      <text:p text:style-name="Table_20_Contents"><text:span text:style-name="Strong_20_Emphasis">Summary Quality (Task 1)</text:span></text:p>
                    </table:table-cell>
                    <table:table-cell table:style-name="Table1.A1" office:value-type="string">
                      <text:p text:style-name="Table_20_Contents">Comprehensive summary capturing all key points, demonstrates deep understanding of the technical document; clear, concise, and well-structured</text:p>
                    </table:table-cell>
                    <table:table-cell table:style-name="Table1.A1" office:value-type="string">
                      <text:p text:style-name="Table_20_Contents">Covers most main ideas, some depth missing; generally accurate interpretation</text:p>
                    </table:table-cell>
                    <table:table-cell table:style-name="Table1.A1" office:value-type="string">
                      <text:p text:style-name="Table_20_Contents">Superficial summary, misses critical points, lacks clarity</text:p>
                    </table:table-cell>
                  </table:table-row>
                  <table:table-row>
                    <table:table-cell table:style-name="Table1.A1" office:value-type="string">
                      <text:p text:style-name="Table_20_Contents"><text:span text:style-name="Strong_20_Emphasis">Translation Accuracy (Task 2)</text:span></text:p>
                    </table:table-cell>
                    <table:table-cell table:style-name="Table1.A1" office:value-type="string">
                      <text:p text:style-name="Table_20_Contents">Precise translation maintaining technical terminology, nuanced understanding of context, grammatically flawless</text:p>
                    </table:table-cell>
                    <table:table-cell table:style-name="Table1.A1" office:value-type="string">
                      <text:p text:style-name="Table_20_Contents">Generally accurate translation, minor terminological or grammatical errors</text:p>
                    </table:table-cell>
                    <table:table-cell table:style-name="Table1.A1" office:value-type="string">
                      <text:p text:style-name="Table_20_Contents">Inaccurate translation, significant meaning distortion</text:p>
                    </table:table-cell>
                  </table:table-row>
                  <table:table-row>
                    <table:table-cell table:style-name="Table1.A1" office:value-type="string">
                      <text:p text:style-name="Table_20_Contents"><text:span text:style-name="Strong_20_Emphasis">Technical Terminology Definition (Task 3)</text:span></text:p>
                    </table:table-cell>
                    <table:table-cell table:style-name="Table1.A1" office:value-type="string">
                      <text:p text:style-name="Table_20_Contents">Provides comprehensive definitions in both English and Spanish; includes technical context, etymology, and usage examples</text:p>
                    </table:table-cell>
                    <table:table-cell table:style-name="Table1.A1" office:value-type="string">
                      <text:p text:style-name="Table_20_Contents">Provides basic definitions in both languages; some technical context missing</text:p>
                    </table:table-cell>
                    <table:table-cell table:style-name="Table1.A1" office:value-type="string">
                      <text:p text:style-name="Table_20_Contents">Incomplete or incorrect definitions; lacks bilingual clarity</text:p>
                    </table:table-cell>
                  </table:table-row>
                  <table:table-row>
                    <table:table-cell table:style-name="Table1.A1" office:value-type="string">
                      <text:p text:style-name="Table_20_Contents"><text:span text:style-name="Strong_20_Emphasis">Technical </text:span><text:span text:style-name="Strong_20_Emphasis"><text:span text:style-name="T12">Accuracy and Presentation</text:span></text:span></text:p>
                    </table:table-cell>
                    <table:table-cell table:style-name="Table1.A1" office:value-type="string">
                      <text:p text:style-name="Table_20_Contents">Exceptional clarity, professional-level technical writing, seamless bilingual communication</text:p>
                    </table:table-cell>
                    <table:table-cell table:style-name="Table1.A1" office:value-type="string">
                      <text:p text:style-name="Table_20_Contents">Clear communication with minor technical writing issues</text:p>
                    </table:table-cell>
                    <table:table-cell table:style-name="Table1.A1" office:value-type="string">
                      <text:p text:style-name="Table_20_Contents">Unclear communication, significant technical writing challenges</text:p>
                    </table:table-cell>
                  </table:table-row>
                </table:table>
                <text:p text:style-name="Text_20_body"><text:span text:style-name="Strong_20_Emphasis"/></text:p>
              </text:section>
            </text:section>
          </text:section>
          <text:p text:style-name="Text_20_body"><text:span text:style-name="Strong_20_Emphasis">A</text:span><text:span text:style-name="Strong_20_Emphasis"><text:span text:style-name="T10">ssignment</text:span></text:span></text:p>
          <text:p text:style-name="P5">HW_06.1<text:tab/>[Due: 20 Mar 2025]</text:p>
          <text:p text:style-name="P5">--- Task 1</text:p>
          <text:p text:style-name="P5">Read the entire document, "Semiconductores-Tecnológico-Nacional-México.pdf" and write a brief summary of the article in English.</text:p>
          <text:p text:style-name="P5">--- Task 2</text:p>
          <text:p text:style-name="P5">Translate the following excerpts into English:</text:p>
          <text:p text:style-name="P5"><text:tab/>EXCERPTS_P1_Semiconductores-Tecnológico-Nacional-México.txt</text:p>
          <text:p text:style-name="P5"><text:tab/>EXCERPTS_P2_Semiconductores-Tecnológico-Nacional-México.txt</text:p>
          <text:p text:style-name="P5"><text:soft-page-break/>--- Task 3</text:p>
          <text:p text:style-name="P5">Define the following terms in both English and Spanish. Add any new terms to your dictionary.</text:p>
          <text:p text:style-name="P5">Terms</text:p>
          <text:p text:style-name="P5"><text:tab/>actuadores</text:p>
          <text:p text:style-name="P5"><text:tab/>adheridos</text:p>
          <text:p text:style-name="P5"><text:tab/>afloramiento</text:p>
          <text:p text:style-name="P5"><text:tab/>agrietamiento</text:p>
          <text:p text:style-name="P5"><text:tab/>aluviales</text:p>
          <text:p text:style-name="P5"><text:tab/>ambiental</text:p>
          <text:p text:style-name="P5"><text:tab/>analógico</text:p>
          <text:p text:style-name="P5"><text:tab/>anclado</text:p>
          <text:p text:style-name="P5"><text:tab/>anclaje</text:p>
          <text:p text:style-name="P5"><text:tab/>apuntalamiento</text:p>
          <text:p text:style-name="P5"><text:tab/>arcillas</text:p>
          <text:p text:style-name="P5"><text:tab/>arseniuro de galio (GaAs)</text:p>
          <text:p text:style-name="P5"><text:tab/>baterías avanzadas</text:p>
          <text:p text:style-name="P5"><text:tab/>capacitores</text:p>
          <text:p text:style-name="P5"><text:tab/>cadenamientos</text:p>
          <text:p text:style-name="P5"><text:tab/>cimentaciones</text:p>
          <text:p text:style-name="P5"><text:tab/>circuitos electrónicos</text:p>
          <text:p text:style-name="P5"><text:tab/>combustible</text:p>
          <text:p text:style-name="P5"><text:tab/>Complementary Metal-Oxide Semiconductor (CMOS)</text:p>
          <text:p text:style-name="P5"><text:tab/>compuesta</text:p>
          <text:p text:style-name="P5"><text:tab/>compuesto</text:p>
          <text:p text:style-name="P5"><text:tab/>controladores</text:p>
          <text:p text:style-name="P5"><text:tab/>cuaternario</text:p>
          <text:p text:style-name="P5"><text:tab/>deslizamiento</text:p>
          <text:p text:style-name="P5"><text:tab/>desplantadas</text:p>
          <text:p text:style-name="P5"><text:tab/>dictamen</text:p>
          <text:p text:style-name="P5"><text:tab/>diodos</text:p>
          <text:p text:style-name="P5"><text:tab/>discontinuidades</text:p>
          <text:p text:style-name="P5"><text:tab/>dispositivos electrónicos</text:p>
          <text:p text:style-name="P5"><text:tab/>discretización</text:p>
          <text:p text:style-name="P5"><text:tab/>drones</text:p>
          <text:p text:style-name="P5"><text:tab/>Digital Signal Processors (DSPs)</text:p>
          <text:p text:style-name="P5"><text:tab/>electrosoldada</text:p>
          <text:p text:style-name="P5"><text:tab/>empaquetar</text:p>
          <text:p text:style-name="P5"><text:tab/>estratigrafía</text:p>
          <text:p text:style-name="P5"><text:tab/>estratos</text:p>
          <text:p text:style-name="P5"><text:tab/>fabricantes</text:p>
          <text:p text:style-name="P5"><text:tab/>Field Programmable Gate Arrays (FPGAs)</text:p>
          <text:p text:style-name="P5"><text:soft-page-break/><text:tab/>fracturamiento</text:p>
          <text:p text:style-name="P5"><text:tab/>gravas</text:p>
          <text:p text:style-name="P5"><text:tab/>heterogénea</text:p>
          <text:p text:style-name="P5"><text:tab/>incongruencias</text:p>
          <text:p text:style-name="P5"><text:tab/>infraestructura</text:p>
          <text:p text:style-name="P5"><text:tab/>ingenieril</text:p>
          <text:p text:style-name="P5"><text:tab/>intemperismo</text:p>
          <text:p text:style-name="P5"><text:tab/>interpolación</text:p>
          <text:p text:style-name="P5"><text:tab/>layout</text:p>
          <text:p text:style-name="P5"><text:tab/>lacustre</text:p>
          <text:p text:style-name="P5"><text:tab/>lahares</text:p>
          <text:p text:style-name="P5"><text:tab/>limosas</text:p>
          <text:p text:style-name="P5"><text:tab/>LEDs</text:p>
          <text:p text:style-name="P5"><text:tab/>mediciones</text:p>
          <text:p text:style-name="P5"><text:tab/>microprocesadores</text:p>
          <text:p text:style-name="P5"><text:tab/>microtemores</text:p>
          <text:p text:style-name="P5"><text:tab/>microtremores</text:p>
          <text:p text:style-name="P5"><text:tab/>neuronal</text:p>
          <text:p text:style-name="P5"><text:tab/>nitruro</text:p>
          <text:p text:style-name="P5"><text:tab/>nitruro de galio (GaN)</text:p>
          <text:p text:style-name="P5"><text:tab/>perceptron</text:p>
          <text:p text:style-name="P5"><text:tab/>pilas desplantadas</text:p>
          <text:p text:style-name="P5"><text:tab/>pilas empotradas</text:p>
          <text:p text:style-name="P5"><text:tab/>pilotes</text:p>
          <text:p text:style-name="P5"><text:tab/>planteamiento</text:p>
          <text:p text:style-name="P5"><text:tab/>pluvial</text:p>
          <text:p text:style-name="P5"><text:tab/>resonancia magnética</text:p>
          <text:p text:style-name="P5"><text:tab/>semicompensado</text:p>
          <text:p text:style-name="P5"><text:tab/>sostenibilidad</text:p>
          <text:p text:style-name="P5"><text:tab/>subsuelo</text:p>
          <text:p text:style-name="P5"><text:tab/>subyacente</text:p>
          <text:p text:style-name="P5"><text:tab/>subyaciendo</text:p>
          <text:p text:style-name="P5"><text:tab/>subzonas</text:p>
          <text:p text:style-name="P5"><text:tab/>superconductores</text:p>
          <text:p text:style-name="P5"><text:tab/>talud</text:p>
          <text:p text:style-name="P5"><text:tab/>taludes</text:p>
          <text:p text:style-name="P5"><text:tab/>telecomunicaciones</text:p>
          <text:p text:style-name="P5"><text:tab/>tirantes</text:p>
          <text:p text:style-name="P5"><text:tab/>topográfico</text:p>
          <text:p text:style-name="P5"><text:tab/>topología</text:p>
          <text:p text:style-name="P5"><text:tab/>transistores</text:p>
          <text:p text:style-name="P5"><text:soft-page-break/><text:tab/>ultrasonido</text:p>
          <text:p text:style-name="P5"><text:tab/>unidades de estado sólido (SSD)</text:p>
          <text:p text:style-name="P5"><text:tab/>vectores</text:p>
          <text:p text:style-name="P5"><text:tab/>zapatas convencionales</text:p>
          <text:p text:style-name="P5"><text:tab/>zapatas octogonales</text:p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3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3-27T13:51:41.546010025</dc:date>
    <meta:editing-duration>PT1H16M26S</meta:editing-duration>
    <meta:editing-cycles>35</meta:editing-cycles>
    <meta:generator>LibreOffice/7.3.7.2$Linux_X86_64 LibreOffice_project/30$Build-2</meta:generator>
    <meta:document-statistic meta:table-count="1" meta:image-count="1" meta:object-count="0" meta:page-count="4" meta:paragraph-count="123" meta:word-count="346" meta:character-count="3118" meta:non-whitespace-character-count="2797"/>
  </office:meta>
</office:document-meta>
</file>